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1A324F210B78F523.jpg" manifest:media-type="image/jpeg"/>
  <manifest:file-entry manifest:full-path="Pictures/10000000000001F4000001F4AC4AEF2185D086B0.jpg" manifest:media-type="image/jpeg"/>
  <manifest:file-entry manifest:full-path="Pictures/10000000000001F4000001F4838A83E79E1B8BCF.jpg" manifest:media-type="image/jpeg"/>
  <manifest:file-entry manifest:full-path="Pictures/10000000000001F4000001F48E5861A2CA5A30AB.jpg" manifest:media-type="image/jpeg"/>
  <manifest:file-entry manifest:full-path="Pictures/10000000000001F4000001F4943B0453C38B498F.jpg" manifest:media-type="image/jpeg"/>
  <manifest:file-entry manifest:full-path="Pictures/10000000000001F4000001F4A1F5524BC1C47DA7.jpg" manifest:media-type="image/jpeg"/>
  <manifest:file-entry manifest:full-path="Pictures/10000000000001F4000001F4C262DB09705583DE.jpg" manifest:media-type="image/jpeg"/>
  <manifest:file-entry manifest:full-path="Pictures/10000000000001F4000001F43502161846140FC5.jpg" manifest:media-type="image/jpeg"/>
  <manifest:file-entry manifest:full-path="Pictures/10000000000001F4000001F4F879677D1EBAE9E3.jpg" manifest:media-type="image/jpeg"/>
  <manifest:file-entry manifest:full-path="Pictures/10000000000001F4000001F4851837C4B678BF36.jpg" manifest:media-type="image/jpeg"/>
  <manifest:file-entry manifest:full-path="Pictures/10000000000001F4000001F441D8C3FBF968EF85.jpg" manifest:media-type="image/jpeg"/>
  <manifest:file-entry manifest:full-path="Pictures/10000000000001F4000001F4A7E5464752807FF1.jpg" manifest:media-type="image/jpeg"/>
  <manifest:file-entry manifest:full-path="Pictures/10000000000001F4000001F4A1660C74325FCF27.jpg" manifest:media-type="image/jpeg"/>
  <manifest:file-entry manifest:full-path="Pictures/10000000000001F4000001F423B38317276A4A36.jpg" manifest:media-type="image/jpeg"/>
  <manifest:file-entry manifest:full-path="Pictures/10000000000001F4000001F46ECF0B5705100491.jpg" manifest:media-type="image/jpeg"/>
  <manifest:file-entry manifest:full-path="Pictures/10000000000001F4000001F4222667604F0F0A97.jpg" manifest:media-type="image/jpeg"/>
  <manifest:file-entry manifest:full-path="Pictures/10000000000001F4000001F4A162173D0C087C5B.jpg" manifest:media-type="image/jpeg"/>
  <manifest:file-entry manifest:full-path="Pictures/10000000000001F4000001F4CC23F1C88407CBA2.jpg" manifest:media-type="image/jpeg"/>
  <manifest:file-entry manifest:full-path="Pictures/10000000000001F4000001F4EACD5ABA8DA749C0.jpg" manifest:media-type="image/jpeg"/>
  <manifest:file-entry manifest:full-path="Pictures/10000000000001F4000001F42E7B85DB2145F19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489cm" svg:height="2.489cm" svg:x="1.93cm" svg:y="2.794cm">
          <draw:image xlink:href="Pictures/10000000000001F4000001F43502161846140FC5.jpg" xlink:type="simple" xlink:show="embed" xlink:actuate="onLoad" loext:mime-type="image/jpeg">
            <text:p/>
          </draw:image>
        </draw:frame>
        <draw:frame draw:style-name="gr1" draw:text-style-name="P2" draw:layer="layout" svg:width="2.489cm" svg:height="2.489cm" svg:x="12.093cm" svg:y="2.8cm">
          <draw:image xlink:href="Pictures/10000000000001F4000001F4222667604F0F0A97.jpg" xlink:type="simple" xlink:show="embed" xlink:actuate="onLoad" loext:mime-type="image/jpeg">
            <text:p/>
          </draw:image>
        </draw:frame>
        <draw:frame draw:style-name="gr1" draw:text-style-name="P2" draw:layer="layout" svg:width="2.489cm" svg:height="2.489cm" svg:x="7.013cm" svg:y="2.8cm">
          <draw:image xlink:href="Pictures/10000000000001F4000001F4A1660C74325FCF27.jpg" xlink:type="simple" xlink:show="embed" xlink:actuate="onLoad" loext:mime-type="image/jpeg">
            <text:p/>
          </draw:image>
        </draw:frame>
        <draw:frame draw:style-name="gr1" draw:text-style-name="P2" draw:layer="layout" svg:width="2.489cm" svg:height="2.489cm" svg:x="17.173cm" svg:y="2.8cm">
          <draw:image xlink:href="Pictures/10000000000001F4000001F441D8C3FBF968EF85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.93cm" svg:y="8.204cm">
          <draw:image xlink:href="Pictures/10000000000001F4000001F4F879677D1EBAE9E3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09cm" svg:y="8.204cm">
          <draw:image xlink:href="Pictures/10000000000001F4000001F423B38317276A4A36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01cm" svg:y="8.204cm">
          <draw:image xlink:href="Pictures/10000000000001F4000001F46ECF0B5705100491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17cm" svg:y="8.204cm">
          <draw:image xlink:href="Pictures/10000000000001F4000001F4A162173D0C087C5B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.93cm" svg:y="13.589cm">
          <draw:image xlink:href="Pictures/10000000000001F4000001F42E7B85DB2145F19D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09cm" svg:y="13.589cm">
          <draw:image xlink:href="Pictures/10000000000001F4000001F4CC23F1C88407CBA2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01cm" svg:y="13.589cm">
          <draw:image xlink:href="Pictures/10000000000001F4000001F4EACD5ABA8DA749C0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17cm" svg:y="13.589cm">
          <draw:image xlink:href="Pictures/10000000000001F4000001F4A7E5464752807FF1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.93cm" svg:y="18.999cm">
          <draw:image xlink:href="Pictures/10000000000001F4000001F4851837C4B678BF36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09cm" svg:y="18.999cm">
          <draw:image xlink:href="Pictures/10000000000001F4000001F4C262DB09705583DE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01cm" svg:y="18.999cm">
          <draw:image xlink:href="Pictures/10000000000001F4000001F4943B0453C38B498F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17cm" svg:y="18.999cm">
          <draw:image xlink:href="Pictures/10000000000001F4000001F48E5861A2CA5A30AB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.93cm" svg:y="24.384cm">
          <draw:image xlink:href="Pictures/10000000000001F4000001F4A1F5524BC1C47DA7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09cm" svg:y="24.384cm">
          <draw:image xlink:href="Pictures/10000000000001F4000001F4838A83E79E1B8BCF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01cm" svg:y="24.384cm">
          <draw:image xlink:href="Pictures/10000000000001F4000001F4AC4AEF2185D086B0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17cm" svg:y="24.384cm">
          <draw:image xlink:href="Pictures/10000000000001F4000001F41A324F210B78F523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31T04:05:59.882089758</meta:creation-date>
    <dc:date>2025-02-11T19:48:23.276426708</dc:date>
    <meta:editing-duration>PT14H56M2S</meta:editing-duration>
    <meta:editing-cycles>19</meta:editing-cycles>
    <meta:generator>LibreOffice/6.4.7.2$Linux_X86_64 LibreOffice_project/40$Build-2</meta:generator>
    <meta:print-date>2025-02-11T19:21:57.737703016</meta:print-date>
    <meta:document-statistic meta:object-count="20"/>
  </office:meta>
</office:document-meta>
</file>